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7.8875in" fo:margin-left="-0.1667in" style:page-number="auto" table:align="left" style:writing-mode="lr-tb"/>
    </style:style>
    <style:style style:name="Table1.A" style:family="table-column">
      <style:table-column-properties style:column-width="2.8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3125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style:vertical-align="middle" fo:background-color="#f3f3f3" fo:padding-left="0.075in" fo:padding-right="0.075in" fo:padding-top="0in" fo:padding-bottom="0in" fo:border="2.2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2.25pt solid #000000" fo:border-right="none" fo:border-top="2.25pt solid #000000" fo:border-bottom="0.2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25pt solid #000000" fo:border-right="none" fo:border-top="2.25pt solid #000000" fo:border-bottom="0.2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25pt solid #000000" fo:border-right="none" fo:border-top="2.25pt solid #000000" fo:border-bottom="0.2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2.25pt solid #000000" fo:border-right="none" fo:border-top="0.25pt solid #000000" fo:border-bottom="2.2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25pt solid #000000" fo:border-right="none" fo:border-top="0.25pt solid #000000" fo:border-bottom="2.2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25pt solid #000000" fo:border-right="none" fo:border-top="0.25pt solid #000000" fo:border-bottom="2.2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Table2" style:family="table">
      <style:table-properties style:width="7.8875in" fo:margin-left="-0.1667in" table:align="left" style:writing-mode="lr-tb"/>
    </style:style>
    <style:style style:name="Table2.A" style:family="table-column">
      <style:table-column-properties style:column-width="1.45in"/>
    </style:style>
    <style:style style:name="Table2.B" style:family="table-column">
      <style:table-column-properties style:column-width="2.4354in"/>
    </style:style>
    <style:style style:name="Table2.C" style:family="table-column">
      <style:table-column-properties style:column-width="1.4271in"/>
    </style:style>
    <style:style style:name="Table2.D" style:family="table-column">
      <style:table-column-properties style:column-width="0.1507in"/>
    </style:style>
    <style:style style:name="Table2.E" style:family="table-column">
      <style:table-column-properties style:column-width="2.4243in"/>
    </style:style>
    <style:style style:name="Table2.1" style:family="table-row">
      <style:table-row-properties style:min-row-height="0.5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2.25pt solid #000000" fo:border-right="none" fo:border-top="2.25pt solid #000000" fo:border-bottom="none" style:writing-mode="lr-tb"/>
    </style:style>
    <style:style style:name="Table2.C1" style:family="table-cell">
      <style:table-cell-properties style:vertical-align="middle" fo:padding-left="0.075in" fo:padding-right="0.075in" fo:padding-top="0in" fo:padding-bottom="0in" fo:border-left="none" fo:border-right="2.25pt solid #000000" fo:border-top="2.25pt solid #000000" fo:border-bottom="none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2.25pt solid #000000" fo:border-right="none" fo:border-top="none" fo:border-bottom="none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none" fo:border-right="2.25pt solid #000000" fo:border-top="none" fo:border-bottom="none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none" fo:border-right="2.25pt solid #000000" fo:border-top="none" fo:border-bottom="none" style:writing-mode="lr-tb"/>
    </style:style>
    <style:style style:name="Table2.12" style:family="table-row">
      <style:table-row-properties style:min-row-height="1.1875in" fo:keep-together="auto"/>
    </style:style>
    <style:style style:name="Table2.A12" style:family="table-cell">
      <style:table-cell-properties style:vertical-align="top" fo:padding-left="0.075in" fo:padding-right="0.075in" fo:padding-top="0in" fo:padding-bottom="0in" fo:border-left="2.25pt solid #000000" fo:border-right="2.25pt solid #000000" fo:border-top="none" fo:border-bottom="none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-left="2.25pt solid #000000" fo:border-right="none" fo:border-top="none" fo:border-bottom="0.5pt solid #000000" style:writing-mode="lr-tb"/>
    </style:style>
    <style:style style:name="Table2.B13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D13" style:family="table-cell">
      <style:table-cell-properties style:vertical-align="middle" fo:padding-left="0.075in" fo:padding-right="0.075in" fo:padding-top="0in" fo:padding-bottom="0in" fo:border-left="none" fo:border-right="2.25pt solid #000000" fo:border-top="none" fo:border-bottom="0.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-left="2.25pt solid #000000" fo:border-right="none" fo:border-top="0.5pt solid #000000" fo:border-bottom="2.25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Heading_20_1">
      <style:paragraph-properties fo:margin-top="0.1665in" fo:margin-bottom="0.0417in" loext:contextual-spacing="false"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  <style:text-properties fo:font-size="9pt" style:font-size-asian="9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start" style:justify-single-word="false" style:snap-to-layout-grid="false" style:writing-mode="lr-tb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start" style:justify-single-word="false" style:snap-to-layout-grid="false" style:writing-mode="lr-tb"/>
      <style:text-properties style:font-name="Arial" fo:font-size="10pt" fo:font-weight="bold" officeooo:paragraph-rsid="00016ede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start" style:justify-single-word="false" style:snap-to-layout-grid="false" style:writing-mode="lr-tb"/>
      <style:text-properties style:font-name="Arial" fo:font-size="10pt" fo:font-weight="bold" officeooo:paragraph-rsid="00034621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start" style:justify-single-word="false" style:snap-to-layout-grid="false" style:writing-mode="lr-tb"/>
      <style:text-properties style:font-name="Arial" fo:font-size="10pt" fo:font-weight="bold" officeooo:paragraph-rsid="00016fab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start" style:justify-single-word="false" style:snap-to-layout-grid="false" style:writing-mode="lr-tb"/>
      <style:text-properties style:font-name="Arial" fo:font-size="10pt" fo:font-weight="bold" officeooo:paragraph-rsid="0004a70b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Arial" fo:font-size="10pt" fo:font-weight="bold" officeooo:paragraph-rsid="00034621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text-align="start" style:justify-single-word="false" style:snap-to-layout-grid="false" style:writing-mode="lr-tb"/>
      <style:text-properties style:font-name="Arial" fo:font-size="10pt" fo:font-weight="bold" officeooo:rsid="00016ede" officeooo:paragraph-rsid="00016fab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text-align="start" style:justify-single-word="false" style:snap-to-layout-grid="false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Century Gothic" fo:font-size="26pt" style:font-size-asian="26pt" style:font-name-complex="Century Gothic" style:font-size-complex="26pt"/>
    </style:style>
    <style:style style:name="T2" style:family="text">
      <style:text-properties style:font-name="Century Gothic" fo:font-size="26pt" style:font-name-asian="Century Gothic" style:font-size-asian="26pt" style:font-name-complex="Century Gothic" style:font-size-complex="26pt"/>
    </style:style>
    <style:style style:name="T3" style:family="text">
      <style:text-properties style:font-name-asian="Century Gothic"/>
    </style:style>
    <style:style style:name="T4" style:family="text">
      <style:text-properties officeooo:rsid="00016ede" style:font-name-asian="Century Gothic"/>
    </style:style>
    <style:style style:name="T5" style:family="text">
      <style:text-properties officeooo:rsid="00016fab" style:font-name-asian="Century Gothic"/>
    </style:style>
    <style:style style:name="T6" style:family="text">
      <style:text-properties officeooo:rsid="00034621" style:font-name-asian="Century Gothic"/>
    </style:style>
    <style:style style:name="T7" style:family="text">
      <style:text-properties officeooo:rsid="0007b3df" style:font-name-asian="Century Gothic"/>
    </style:style>
    <style:style style:name="T8" style:family="text">
      <style:text-properties officeooo:rsid="0004a70b" style:font-name-asian="Century Gothic"/>
    </style:style>
    <style:style style:name="T9" style:family="text">
      <style:text-properties fo:font-size="9pt" style:font-size-asian="9pt"/>
    </style:style>
    <style:style style:name="T10" style:family="text">
      <style:text-properties fo:font-size="9pt" officeooo:rsid="00016ede" style:font-size-asian="9pt"/>
    </style:style>
    <style:style style:name="T11" style:family="text">
      <style:text-properties fo:font-size="9pt" officeooo:rsid="00016fab" style:font-size-asian="9pt"/>
    </style:style>
    <style:style style:name="T12" style:family="text">
      <style:text-properties fo:font-size="9pt" fo:language="none" fo:country="none" style:font-size-asian="9pt" style:language-asian="none" style:country-asian="none"/>
    </style:style>
    <style:style style:name="T13" style:family="text">
      <style:text-properties fo:font-size="9pt" fo:language="none" fo:country="none" style:font-name-asian="Century Gothic" style:font-size-asian="9pt" style:language-asian="none" style:country-asian="none"/>
    </style:style>
    <style:style style:name="T14" style:family="text">
      <style:text-properties fo:font-size="9pt" style:font-name-asian="Century Gothic" style:font-size-asian="9pt"/>
    </style:style>
    <style:style style:name="T15" style:family="text">
      <style:text-properties fo:font-size="9pt" fo:letter-spacing="-0.0035in" style:font-size-asian="9pt"/>
    </style:style>
    <style:style style:name="T16" style:family="text">
      <style:text-properties fo:font-size="9pt" fo:letter-spacing="-0.0035in" fo:language="none" fo:country="none" style:font-size-asian="9pt" style:language-asian="none" style:country-asian="none"/>
    </style:style>
    <style:style style:name="T17" style:family="text">
      <style:text-properties fo:font-size="9pt" fo:letter-spacing="-0.0035in" style:font-name-asian="Century Gothic" style:font-size-asian="9pt"/>
    </style:style>
    <style:style style:name="T18" style:family="text">
      <style:text-properties fo:language="none" fo:country="none" style:font-name-asian="Century Gothic" style:language-asian="none" style:country-asian="none"/>
    </style:style>
    <style:style style:name="T19" style:family="text">
      <style:text-properties fo:language="none" fo:country="none" style:language-asian="none" style:country-asian="none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04a70b" style:font-size-asian="10pt" style:font-size-complex="10pt"/>
    </style:style>
    <style:style style:name="T22" style:family="text">
      <style:text-properties officeooo:rsid="00016ede"/>
    </style:style>
    <style:style style:name="T23" style:family="text">
      <style:text-properties officeooo:rsid="00016fab"/>
    </style:style>
    <style:style style:name="T24" style:family="text">
      <style:text-properties officeooo:rsid="000a4e5b"/>
    </style:style>
    <style:style style:name="T25" style:family="text">
      <style:text-properties style:text-underline-style="solid" style:text-underline-width="auto" style:text-underline-color="font-color" style:font-name-asian="Century Gothic"/>
    </style:style>
    <style:style style:name="T26" style:family="text">
      <style:text-properties style:text-underline-style="solid" style:text-underline-width="auto" style:text-underline-color="font-color" officeooo:rsid="00034621" style:font-name-asian="Century Gothic"/>
    </style:style>
    <style:style style:name="T27" style:family="text">
      <style:text-properties style:text-underline-style="solid" style:text-underline-width="auto" style:text-underline-color="font-color" officeooo:rsid="00016ede" style:font-name-asian="Century Gothic"/>
    </style:style>
    <style:style style:name="T28" style:family="text">
      <style:text-properties style:text-underline-style="solid" style:text-underline-width="auto" style:text-underline-color="font-color" officeooo:rsid="0004a70b" style:font-name-asian="Century Gothic"/>
    </style:style>
    <style:style style:name="T29" style:family="text">
      <style:text-properties style:text-underline-style="solid" style:text-underline-width="auto" style:text-underline-color="font-color" officeooo:rsid="0004a70b"/>
    </style:style>
    <style:style style:name="T30" style:family="text">
      <style:text-properties officeooo:rsid="0004a70b"/>
    </style:style>
    <style:style style:name="T31" style:family="text">
      <style:text-properties style:text-underline-style="none" style:font-name-asian="Century Gothic"/>
    </style:style>
    <style:style style:name="T32" style:family="text">
      <style:text-properties style:text-underline-style="none" officeooo:rsid="00034621" style:font-name-asian="Century Gothic"/>
    </style:style>
    <style:style style:name="T33" style:family="text">
      <style:text-properties style:text-underline-style="none" officeooo:rsid="0004a70b" style:font-name-asian="Century Goth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h text:style-name="P1" text:outline-level="1"><text:span text:style-name="T1">100</text:span><text:span text:style-name="T2"> </text:span><text:span text:style-name="T1">POINT</text:span><text:span text:style-name="T2"> </text:span><text:span text:style-name="T1">EVALUATIO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<text:span text:style-name="T23">Your Name</text:span>:</text:p>
            <text:p text:style-name="Standard"><field:fieldmark-start text:name="__Fieldmark__15_729493002" field:type="vnd.oasis.opendocument.field.FORMTEXT"><field:param field:name="Description" field:value=""/><field:param field:name="Name" field:value=""/></field:fieldmark-start><text:span text:style-name="T12">     </text:span><field:fieldmark-end/></text:p>
          </table:table-cell>
          <table:table-cell table:style-name="Table1.B2" office:value-type="string">
            <text:p text:style-name="P3"><text:span text:style-name="T10">Profession/Title</text:span><text:span text:style-name="T9">:<text:line-break/></text:span><field:fieldmark-start text:name="__Fieldmark__16_729493002" field:type="vnd.oasis.opendocument.field.FORMTEXT"><field:param field:name="Description" field:value=""/><field:param field:name="Name" field:value=""/></field:fieldmark-start><text:span text:style-name="T12">     </text:span><field:fieldmark-end/></text:p>
          </table:table-cell>
          <table:table-cell table:style-name="Table1.C2" office:value-type="string">
            <text:p text:style-name="P3"><text:span text:style-name="T9">Telephone:</text:span><text:span text:style-name="T14"> </text:span><text:span text:style-name="T9"><text:line-break/></text:span><text:span text:style-name="T15">(</text:span><field:fieldmark-start text:name="__Fieldmark__17_729493002" field:type="vnd.oasis.opendocument.field.FORMTEXT"><field:param field:name="Description" field:value=""/><field:param field:name="Name" field:value=""/></field:fieldmark-start><text:span text:style-name="T16">   </text:span><field:fieldmark-end/><text:span text:style-name="T15">)</text:span><text:span text:style-name="T17"> </text:span><field:fieldmark-start text:name="__Fieldmark__18_729493002" field:type="vnd.oasis.opendocument.field.FORMTEXT"><field:param field:name="Description" field:value=""/><field:param field:name="Name" field:value=""/></field:fieldmark-start><text:span text:style-name="T16">   </text:span><field:fieldmark-end/><text:span text:style-name="T17"> </text:span><text:span text:style-name="T15">-</text:span><text:span text:style-name="T17"> </text:span><field:fieldmark-start text:name="__Fieldmark__19_729493002" field:type="vnd.oasis.opendocument.field.FORMTEXT"><field:param field:name="Description" field:value=""/><field:param field:name="Name" field:value=""/></field:fieldmark-start><text:span text:style-name="T16">    </text:span><field:fieldmark-end/></text:p>
          </table:table-cell>
          <table:table-cell table:style-name="Table1.D2" office:value-type="string">
            <text:p text:style-name="P3"><text:span text:style-name="T9">Email:<text:line-break/></text:span><field:fieldmark-start text:name="__Fieldmark__20_729493002" field:type="vnd.oasis.opendocument.field.FORMTEXT"><field:param field:name="Description" field:value=""/><field:param field:name="Name" field:value=""/></field:fieldmark-start><text:span text:style-name="T12">     </text:span><field:fieldmark-end/></text:p>
          </table:table-cell>
        </table:table-row>
        <table:table-row table:style-name="Table1.1">
          <table:table-cell table:style-name="Table1.A3" office:value-type="string">
            <text:p text:style-name="P3"><text:span text:style-name="T11">Review </text:span><text:span text:style-name="T9">Project/Compan</text:span><text:span text:style-name="T10">y/</text:span><text:span text:style-name="T11">Name</text:span><text:span text:style-name="T9">:</text:span></text:p>
            <text:p text:style-name="Standard"><field:fieldmark-start text:name="__Fieldmark__21_729493002" field:type="vnd.oasis.opendocument.field.FORMTEXT"><field:param field:name="Description" field:value=""/><field:param field:name="Name" field:value=""/></field:fieldmark-start><text:span text:style-name="T12">     </text:span><field:fieldmark-end/></text:p>
          </table:table-cell>
          <table:table-cell table:style-name="Table1.B3" office:value-type="string">
            <text:p text:style-name="P3"><text:span text:style-name="T10">Profession/Title</text:span><text:span text:style-name="T9">:<text:line-break/></text:span><field:fieldmark-start text:name="__Fieldmark__22_729493002" field:type="vnd.oasis.opendocument.field.FORMTEXT"><field:param field:name="Description" field:value=""/><field:param field:name="Name" field:value=""/></field:fieldmark-start><text:span text:style-name="T12">     </text:span><field:fieldmark-end/></text:p>
          </table:table-cell>
          <table:table-cell table:style-name="Table1.C3" office:value-type="string">
            <text:p text:style-name="P3"><text:span text:style-name="T9">Telephone:</text:span><text:span text:style-name="T14"> </text:span><text:span text:style-name="T9"><text:line-break/></text:span><text:span text:style-name="T15">(</text:span><field:fieldmark-start text:name="__Fieldmark__23_729493002" field:type="vnd.oasis.opendocument.field.FORMTEXT"><field:param field:name="Description" field:value=""/><field:param field:name="Name" field:value=""/></field:fieldmark-start><text:span text:style-name="T16">   </text:span><field:fieldmark-end/><text:span text:style-name="T15">)</text:span><text:span text:style-name="T17"> </text:span><field:fieldmark-start text:name="__Fieldmark__24_729493002" field:type="vnd.oasis.opendocument.field.FORMTEXT"><field:param field:name="Description" field:value=""/><field:param field:name="Name" field:value=""/></field:fieldmark-start><text:span text:style-name="T16">   </text:span><field:fieldmark-end/><text:span text:style-name="T17"> </text:span><text:span text:style-name="T15">-</text:span><text:span text:style-name="T17"> </text:span><field:fieldmark-start text:name="__Fieldmark__25_729493002" field:type="vnd.oasis.opendocument.field.FORMTEXT"><field:param field:name="Description" field:value=""/><field:param field:name="Name" field:value=""/></field:fieldmark-start><text:span text:style-name="T16">    </text:span><field:fieldmark-end/></text:p>
          </table:table-cell>
          <table:table-cell table:style-name="Table1.D3" office:value-type="string">
            <text:p text:style-name="P3"><text:span text:style-name="T9">Email:<text:line-break/></text:span><field:fieldmark-start text:name="__Fieldmark__26_729493002" field:type="vnd.oasis.opendocument.field.FORMTEXT"><field:param field:name="Description" field:value=""/><field:param field:name="Name" field:value=""/></field:fieldmark-start><text:span text:style-name="T12">     </text:span><field:fieldmark-end/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1">1.<text:span text:style-name="T3"> </text:span><text:span text:style-name="T6">How good is the </text:span><text:span text:style-name="T26">i</text:span><text:span text:style-name="T27">dea</text:span><text:span text:style-name="T4"> </text:span><text:span text:style-name="T6">and is there a clear </text:span><text:span text:style-name="T26">n</text:span><text:span text:style-name="T27">eed</text:span><text:span text:style-name="T4">?</text:span></text:p>
          </table:table-cell>
          <table:covered-table-cell/>
          <table:table-cell table:style-name="Table2.C1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2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2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2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3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3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3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3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3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3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3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2.<text:span text:style-name="T3"> </text:span><text:span text:style-name="T8">Is the </text:span><text:span text:style-name="T28">pricing</text:span><text:span text:style-name="T8">,</text:span><text:span text:style-name="T6"> </text:span><text:span text:style-name="T26">sales,</text:span><text:span text:style-name="T32"> </text:span><text:span text:style-name="T26">finance,</text:span><text:span text:style-name="T32"> </text:span><text:span text:style-name="T33">and </text:span><text:span text:style-name="T26">money</text:span><text:span text:style-name="T32"> </text:span><text:span text:style-name="T33">realistic</text:span><text:span text:style-name="T6">?</text:span><text:span text:style-name="T4"> <text:line-break/>$ € ¢ £ ¥ ₽ ₩ ₪ ฿ ₫ ₴ ₹</text:span></text:p>
          </table:table-cell>
          <table:covered-table-cell/>
          <table:table-cell table:style-name="Table2.C2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3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3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3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4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4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4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4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4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4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4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3.<text:span text:style-name="T3"> </text:span><text:span text:style-name="T8">Is the</text:span><text:span text:style-name="T6"> </text:span><text:span text:style-name="T26">team</text:span><text:span text:style-name="T6"> </text:span><text:span text:style-name="T8">experienced and</text:span><text:span text:style-name="T6"> </text:span><text:span text:style-name="T28">organized</text:span><text:span text:style-name="T6">?</text:span></text:p>
          </table:table-cell>
          <table:covered-table-cell/>
          <table:table-cell table:style-name="Table2.C2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4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4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4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5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5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5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5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5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5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5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4.<text:span text:style-name="T3"> </text:span><text:span text:style-name="T8">Is there a real </text:span><text:span text:style-name="T28">customer</text:span><text:span text:style-name="T8">, </text:span><text:span text:style-name="T26">product</text:span><text:span text:style-name="T6"> and </text:span><text:span text:style-name="T26">documents</text:span><text:span text:style-name="T4">?</text:span></text:p>
            <text:p text:style-name="P12"><text:span text:style-name="T4">marketing / advertising / maps / graphs / charts / images / organizational diagram / website</text:span></text:p>
          </table:table-cell>
          <table:covered-table-cell/>
          <table:table-cell table:style-name="Table2.C2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5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5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5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6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6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6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6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6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6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6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7">5. <text:span text:style-name="T30">How </text:span><text:span text:style-name="T29">unique</text:span><text:span text:style-name="T30"> and </text:span><text:span text:style-name="T29">fun</text:span><text:span text:style-name="T30"> is the project?</text:span></text:p>
          </table:table-cell>
          <table:covered-table-cell/>
          <table:table-cell table:style-name="Table2.C2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6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6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6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7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7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7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7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7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7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7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4">6.<text:span text:style-name="T3"> </text:span><text:span text:style-name="T8">Is there helpful </text:span><text:span text:style-name="T28">r</text:span><text:span text:style-name="T25">esearch</text:span><text:span text:style-name="T3"> </text:span><text:span text:style-name="T8">and</text:span><text:span text:style-name="T3"> </text:span><text:span text:style-name="T28">s</text:span><text:span text:style-name="T25">cience</text:span><text:span text:style-name="T31"> </text:span><text:span text:style-name="T33">available</text:span><text:span text:style-name="T3">?</text:span></text:p>
          </table:table-cell>
          <table:covered-table-cell/>
          <table:table-cell table:style-name="Table2.C2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7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7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7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8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8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8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8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8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8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8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4">7.<text:span text:style-name="T3"> </text:span><text:span text:style-name="T8">What is the </text:span><text:span text:style-name="T28">competitive</text:span><text:span text:style-name="T8"> and </text:span><text:span text:style-name="T28">evolutionary</text:span><text:span text:style-name="T8"> </text:span><text:span text:style-name="T28">future</text:span><text:span text:style-name="T8">?</text:span><text:span text:style-name="T3"><text:line-break/>(</text:span><text:span text:style-name="T5">strengths – weaknesses + opportunities - threats</text:span><text:span text:style-name="T3">)</text:span></text:p>
          </table:table-cell>
          <table:covered-table-cell/>
          <table:table-cell table:style-name="Table2.C2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8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8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8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9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9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9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9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9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9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9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3">8.<text:span text:style-name="T3"> </text:span><text:span text:style-name="T8">Is the </text:span><text:span text:style-name="T28">timeline</text:span><text:span text:style-name="T8"> </text:span><text:span text:style-name="T28">realistic</text:span><text:span text:style-name="T8"> and</text:span><text:span text:style-name="T33"> is there a </text:span><text:span text:style-name="T28">clear plan</text:span><text:span text:style-name="T8">?</text:span></text:p>
            <text:p text:style-name="P16"><text:span text:style-name="T3"/></text:p>
          </table:table-cell>
          <table:covered-table-cell/>
          <table:table-cell table:style-name="Table2.C2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9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9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9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10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10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10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10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10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10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10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3">9.<text:span text:style-name="T3"> </text:span><text:span text:style-name="T8">Is there </text:span><text:span text:style-name="T28">security</text:span><text:span text:style-name="T8">, </text:span><text:span text:style-name="T28">legal</text:span><text:span text:style-name="T8">, and </text:span><text:span text:style-name="T28">politica</text:span><text:span text:style-name="T33">l requirements</text:span><text:span text:style-name="T8">?</text:span><text:span text:style-name="T3">(</text:span><text:span text:style-name="T8">international</text:span><text:span text:style-name="T3"> </text:span><text:span text:style-name="T8">factors</text:span><text:span text:style-name="T3">)</text:span></text:p>
          </table:table-cell>
          <table:covered-table-cell/>
          <table:table-cell table:style-name="Table2.C2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10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10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10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11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11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11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11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11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11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11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1">10.<text:span text:style-name="T3"> </text:span><text:span text:style-name="T8">Are there any other </text:span><text:span text:style-name="T28">details</text:span><text:span text:style-name="T8"> or other </text:span><text:span text:style-name="T28">general</text:span><text:span text:style-name="T8"> points</text:span>?</text:p>
            <text:p text:style-name="P15">(<text:span text:style-name="T3">Exit </text:span><text:span text:style-name="T8">and</text:span><text:span text:style-name="T3"> Alternative Idea)</text:span></text:p>
          </table:table-cell>
          <table:covered-table-cell/>
          <table:table-cell table:style-name="Table2.C2" table:number-columns-spanned="3" office:value-type="string">
            <text:p text:style-name="P10">GOOD<text:span text:style-name="T3"> <text:s text:c="66"/></text:span>BAD</text:p>
            <text:p text:style-name="P9">10<text:span text:style-name="T3"> </text:span><field:fieldmark text:name="__Fieldmark__117_729493002" field:type="vnd.oasis.opendocument.field.FORMCHECKBOX"><field:param field:name="Checkbox_HelpText" field:value=""/><field:param field:name="Checkbox_Name" field:value=""/></field:fieldmark><text:span text:style-name="T3"><text:s/></text:span>9<text:span text:style-name="T3"> </text:span><field:fieldmark text:name="__Fieldmark__118_729493002" field:type="vnd.oasis.opendocument.field.FORMCHECKBOX"><field:param field:name="Checkbox_HelpText" field:value=""/><field:param field:name="Checkbox_Name" field:value=""/></field:fieldmark><text:span text:style-name="T3"><text:s/></text:span>8<text:span text:style-name="T3"> </text:span><field:fieldmark text:name="__Fieldmark__119_729493002" field:type="vnd.oasis.opendocument.field.FORMCHECKBOX"><field:param field:name="Checkbox_HelpText" field:value=""/><field:param field:name="Checkbox_Name" field:value=""/></field:fieldmark><text:span text:style-name="T3"><text:s/></text:span>7<text:span text:style-name="T3"> </text:span><field:fieldmark text:name="__Fieldmark__120_729493002" field:type="vnd.oasis.opendocument.field.FORMCHECKBOX"><field:param field:name="Checkbox_HelpText" field:value=""/><field:param field:name="Checkbox_Name" field:value=""/></field:fieldmark><text:span text:style-name="T3"><text:s/></text:span>6<text:span text:style-name="T3"> </text:span><field:fieldmark text:name="__Fieldmark__121_729493002" field:type="vnd.oasis.opendocument.field.FORMCHECKBOX"><field:param field:name="Checkbox_HelpText" field:value=""/><field:param field:name="Checkbox_Name" field:value=""/></field:fieldmark><text:span text:style-name="T3"><text:s/></text:span>5<text:span text:style-name="T3"> </text:span><field:fieldmark text:name="__Fieldmark__122_729493002" field:type="vnd.oasis.opendocument.field.FORMCHECKBOX"><field:param field:name="Checkbox_HelpText" field:value=""/><field:param field:name="Checkbox_Name" field:value=""/></field:fieldmark><text:span text:style-name="T3"><text:s/></text:span>4<text:span text:style-name="T3"> </text:span><field:fieldmark text:name="__Fieldmark__123_729493002" field:type="vnd.oasis.opendocument.field.FORMCHECKBOX"><field:param field:name="Checkbox_HelpText" field:value=""/><field:param field:name="Checkbox_Name" field:value=""/></field:fieldmark><text:span text:style-name="T3"><text:s/></text:span>3<text:span text:style-name="T3"> </text:span><field:fieldmark text:name="__Fieldmark__124_729493002" field:type="vnd.oasis.opendocument.field.FORMCHECKBOX"><field:param field:name="Checkbox_HelpText" field:value=""/><field:param field:name="Checkbox_Name" field:value=""/></field:fieldmark><text:span text:style-name="T3"><text:s/></text:span>2<text:span text:style-name="T3"> </text:span><field:fieldmark text:name="__Fieldmark__125_729493002" field:type="vnd.oasis.opendocument.field.FORMCHECKBOX"><field:param field:name="Checkbox_HelpText" field:value=""/><field:param field:name="Checkbox_Name" field:value=""/></field:fieldmark><text:span text:style-name="T3"><text:s/></text:span>1<text:span text:style-name="T3"> </text:span><field:fieldmark text:name="__Fieldmark__126_729493002" field:type="vnd.oasis.opendocument.field.FORMCHECKBOX"><field:param field:name="Checkbox_HelpText" field:value=""/><field:param field:name="Checkbox_Name" field:value=""/></field:fieldmark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C11" table:number-columns-spanned="3" office:value-type="string">
            <text:p text:style-name="P10"/>
            <text:p text:style-name="P9">TOTAL<text:span text:style-name="T3"> </text:span>POINTS:___________</text:p>
          </table:table-cell>
          <table:covered-table-cell/>
          <table:covered-table-cell/>
        </table:table-row>
        <table:table-row table:style-name="Table2.12">
          <table:table-cell table:style-name="Table2.A12" table:number-columns-spanned="5" office:value-type="string">
            <text:p text:style-name="P6"><text:span text:style-name="T23">Helpful Comments</text:span>:<text:line-break/><field:fieldmark-start text:name="__Fieldmark__127_729493002" field:type="vnd.oasis.opendocument.field.FORMTEXT"><field:param field:name="Description" field:value=""/><field:param field:name="Name" field:value=""/></field:fieldmark-start><field:fieldmark-end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office:value-type="string">
            <text:p text:style-name="P8"><text:span text:style-name="T22">Stay in Contact</text:span>?</text:p>
            <text:p text:style-name="P7">Yes<text:span text:style-name="T3"> </text:span><field:fieldmark text:name="__Fieldmark__128_729493002" field:type="vnd.oasis.opendocument.field.FORMCHECKBOX"><field:param field:name="Checkbox_HelpText" field:value=""/><field:param field:name="Checkbox_Name" field:value=""/></field:fieldmark><text:span text:style-name="T3"><text:s text:c="5"/></text:span>No<text:span text:style-name="T3"> </text:span><field:fieldmark text:name="__Fieldmark__129_729493002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2.B13" table:number-columns-spanned="2" office:value-type="string">
            <text:p text:style-name="P8"><text:span text:style-name="T5">Keywords / One Word Comment</text:span>?</text:p>
            <text:p text:style-name="P5"><text:span text:style-name="T3"/></text:p>
          </table:table-cell>
          <table:covered-table-cell/>
          <table:table-cell table:style-name="Table2.D13" table:number-columns-spanned="2" office:value-type="string">
            <text:p text:style-name="P10"><text:span text:style-name="T5">Estimated</text:span><text:span text:style-name="T3"> </text:span>Investment<text:span text:style-name="T3"> </text:span><text:span text:style-name="T5">or Value</text:span><text:line-break/>(USD<text:span text:style-name="T3"> </text:span>$):<text:span text:style-name="T3"> </text:span><field:fieldmark-start text:name="__Fieldmark__132_729493002" field:type="vnd.oasis.opendocument.field.FORMTEXT"><field:param field:name="Description" field:value=""/><field:param field:name="Name" field:value=""/></field:fieldmark-start><text:span text:style-name="T19">     </text:span><field:fieldmark-end/></text:p>
          </table:table-cell>
          <table:covered-table-cell/>
        </table:table-row>
        <table:table-row table:style-name="Table2.1">
          <table:table-cell table:style-name="Table2.A14" table:number-columns-spanned="4" office:value-type="string">
            <text:p text:style-name="P8">Signature</text:p>
            <text:p text:style-name="P7"><field:fieldmark-start text:name="__Fieldmark__133_729493002" field:type="vnd.oasis.opendocument.field.FORMTEXT"><field:param field:name="Description" field:value=""/><field:param field:name="Name" field:value=""/></field:fieldmark-start><text:span text:style-name="T19">     </text:span><field:fieldmark-end/></text:p>
            <text:p text:style-name="P7">____________________________________________________________________<text:line-break/></text:p>
          </table:table-cell>
          <table:covered-table-cell/>
          <table:covered-table-cell/>
          <table:covered-table-cell/>
          <table:table-cell table:style-name="Table2.E14" office:value-type="string">
            <text:p text:style-name="P10">Date</text:p>
            <text:p text:style-name="P9"><field:fieldmark-start text:name="__Fieldmark__134_729493002" field:type="vnd.oasis.opendocument.field.FORMTEXT"><field:param field:name="Description" field:value=""/><field:param field:name="Name" field:value=""/></field:fieldmark-start><text:span text:style-name="T19">     </text:span><field:fieldmark-end/><text:line-break/>______________________</text:p>
          </table:table-cell>
        </table:table-row>
      </table:table>
      <text:p text:style-name="P4"><text:line-break/><text:span text:style-name="T20">CONFIDENTIAL </text:span><text:span text:style-name="T21">REVIE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entury Gothic" fo:font-family="'Century Gothic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Century Gothic" style:font-family-complex="'Century Gothic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25in" fo:margin-left="0.5in" fo:margin-right="0.7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i INVESTMENTS</dc:title>
    <meta:initial-creator>Asher C. Martin</meta:initial-creator>
    <meta:creation-date>2005-02-19T18:24:00</meta:creation-date>
    <dc:date>2018-03-06T15:03:14.266372562</dc:date>
    <meta:print-date>2005-02-19T22:40:00</meta:print-date>
    <meta:editing-cycles>29</meta:editing-cycles>
    <meta:editing-duration>PT1H53M43S</meta:editing-duration>
    <meta:generator>LibreOffice/5.4.5.1$Linux_X86_64 LibreOffice_project/40m0$Build-1</meta:generator>
    <meta:document-statistic meta:table-count="2" meta:image-count="0" meta:object-count="0" meta:page-count="1" meta:paragraph-count="55" meta:word-count="428" meta:character-count="2366" meta:non-whitespace-character-count="1278"/>
    <meta:user-defined meta:name="_AdHocReviewCycleID" meta:value-type="float">-2062738129</meta:user-defined>
    <meta:user-defined meta:name="_AuthorEmail">A@AsherM.com</meta:user-defined>
    <meta:user-defined meta:name="_AuthorEmailDisplayName">Asher C. Martin</meta:user-defined>
    <meta:user-defined meta:name="_EmailSubject">RENTAL APPLICATION</meta:user-defined>
  </office:meta>
</office:document-meta>
</file>